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052"/>
    </style:style>
    <style:style style:name="P2" style:family="paragraph" style:parent-style-name="Standard">
      <style:text-properties style:font-name="Sawasdee" officeooo:rsid="000ec052" officeooo:paragraph-rsid="000ec052"/>
    </style:style>
    <style:style style:name="P3" style:family="paragraph" style:parent-style-name="Standard">
      <style:text-properties style:font-name="Sawasdee" officeooo:rsid="000ec052" officeooo:paragraph-rsid="00108eef"/>
    </style:style>
    <style:style style:name="P4" style:family="paragraph" style:parent-style-name="Standard">
      <style:text-properties style:font-name="Sawasdee" officeooo:rsid="000ed068" officeooo:paragraph-rsid="000ed068"/>
    </style:style>
    <style:style style:name="P5" style:family="paragraph" style:parent-style-name="Standard">
      <style:text-properties style:font-name="Sawasdee" officeooo:rsid="000ed068" officeooo:paragraph-rsid="000f1476"/>
    </style:style>
    <style:style style:name="P6" style:family="paragraph" style:parent-style-name="Standard">
      <style:text-properties style:font-name="Sawasdee" officeooo:paragraph-rsid="00108eef"/>
    </style:style>
    <style:style style:name="P7" style:family="paragraph" style:parent-style-name="Standard">
      <style:text-properties style:font-name="Sawasdee" officeooo:paragraph-rsid="000f1476"/>
    </style:style>
    <style:style style:name="P8" style:family="paragraph" style:parent-style-name="Standard">
      <style:text-properties style:font-name="Sawasdee" officeooo:rsid="000f1476" officeooo:paragraph-rsid="000f1476"/>
    </style:style>
    <style:style style:name="P9" style:family="paragraph" style:parent-style-name="Standard">
      <style:text-properties style:font-name="Sawasdee" officeooo:paragraph-rsid="00120a5b"/>
    </style:style>
    <style:style style:name="T1" style:family="text">
      <style:text-properties officeooo:rsid="000ec052"/>
    </style:style>
    <style:style style:name="T2" style:family="text">
      <style:text-properties officeooo:rsid="000ed06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068" style:font-weight-asian="bold" style:font-weight-complex="bold"/>
    </style:style>
    <style:style style:name="T5" style:family="text">
      <style:text-properties fo:font-weight="bold" officeooo:rsid="000f1476" style:font-weight-asian="bold" style:font-weight-complex="bold"/>
    </style:style>
    <style:style style:name="T6" style:family="text">
      <style:text-properties fo:font-weight="bold" officeooo:rsid="00120a5b" style:font-weight-asian="bold" style:font-weight-complex="bold"/>
    </style:style>
    <style:style style:name="T7" style:family="text">
      <style:text-properties officeooo:rsid="000f1476"/>
    </style:style>
    <style:style style:name="T8" style:family="text">
      <style:text-properties officeooo:rsid="00108eef"/>
    </style:style>
    <style:style style:name="T9" style:family="text">
      <style:text-properties officeooo:rsid="00120a5b"/>
    </style:style>
    <style:style style:name="T10" style:family="text">
      <style:text-properties style:font-name="Sawasdee" officeooo:rsid="000ec052"/>
    </style:style>
    <style:style style:name="T11" style:family="text">
      <style:text-properties style:font-name="Sawasdee" fo:font-weight="bold" officeooo:rsid="00120a5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Hacklabin PC “</text:span><text:span text:style-name="T11">Dragon</text:span><text:span text:style-name="T10">”</text:span></text:p>
      <text:p text:style-name="P2"/>
      <text:p text:style-name="P2">- Ubuntu 20.04</text:p>
      <text:p text:style-name="P2">- Windows 10</text:p>
      <text:p text:style-name="P2"/>
      <text:p text:style-name="P3">YLLÄPITO, <text:span text:style-name="T4">ERITYISESTI KÄYTTISTEN ASENNUS</text:span> </text:p>
      <text:p text:style-name="P3">VAIN ATK-VASTAAVAN LUVALLA!</text:p>
      <text:p text:style-name="P4"/>
      <text:p text:style-name="P5"><text:span text:style-name="T6">HÄKKÄYKSEEN LIITTYVIEN</text:span><text:span text:style-name="T9"> o</text:span>hjelmien <text:span text:style-name="T7">asennukset </text:span><text:span text:style-name="T9">ja </text:span>päivitykset OK</text:p>
      <text:p text:style-name="P6"><text:span text:style-name="T2"><text:s/></text:span></text:p>
      <text:p text:style-name="P6"><text:span text:style-name="T2">EI PELEJÄ, </text:span><text:span text:style-name="T8">BITCOINMINEREITÄ, </text:span><text:span text:style-name="T2">KEYLOGGEREITA TAI </text:span></text:p>
      <text:p text:style-name="P6"><text:span text:style-name="T8">MUUTA </text:span><text:span text:style-name="T2">RANDOM ROSKAA. </text:span><text:span text:style-name="T8">(Tuo oma läppäri jos haluat näitä)</text:span></text:p>
      <text:p text:style-name="P4"/>
      <text:p text:style-name="P2">Sammuta kone kun et käytä. <text:span text:style-name="T8">Mitään ei varmuuskopioida. </text:span></text:p>
      <text:p text:style-name="P7"/>
      <text:p text:style-name="P7"><text:span text:style-name="T7">Jos kone ei toimi, ILMOITA SIITÄ, </text:span><text:span text:style-name="T5">ÄLÄ SÄÄDÄ ITSE</text:span><text:span text:style-name="T7">.</text:span></text:p>
      <text:p text:style-name="P8"/>
      <text:p text:style-name="P9"><text:span text:style-name="T9">T: Jälleen kerran koneita uudelleenasentava ATK-vastaava c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7:08:03.290836925</meta:creation-date>
    <meta:print-date>2020-11-22T17:53:22.597418135</meta:print-date>
    <dc:date>2020-11-22T17:57:04.191917812</dc:date>
    <meta:editing-duration>PT8M20S</meta:editing-duration>
    <meta:editing-cycles>1</meta:editing-cycles>
    <meta:document-statistic meta:table-count="0" meta:image-count="0" meta:object-count="0" meta:page-count="1" meta:paragraph-count="12" meta:word-count="61" meta:character-count="442" meta:non-whitespace-character-count="388"/>
    <meta:generator>LibreOffice/6.4.6.2$Linux_X86_64 LibreOffice_project/40$Build-2</meta:generator>
  </office:meta>
</office:document-meta>
</file>